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Data: <text:s/>01 Aprile 2008</text:p>
      <text:p text:style-name="P7">Oggetto: lettera di presentazione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/>
      <text:p text:style-name="P12"/>
      <text:p text:style-name="P12"><text:tab/>Per la revisione corrente, RA, presentiamo la versione definitiva del programma SiGeM realizzato dal nostro gruppo.</text:p>
      <text:p text:style-name="P12"><text:tab/></text:p>
      <text:p text:style-name="P12"><text:tab/>Alleghiamo:</text:p>
      <text:p text:style-name="P12"/>
      <text:list text:style-name="L1">
        <text:list-item>
          <text:p text:style-name="P14">I sorgenti del nostro progetto</text:p>
        </text:list-item>
        <text:list-item>
          <text:p text:style-name="P14">La documentazione JavaDoc del nostro progetto</text:p>
        </text:list-item>
        <text:list-item>
          <text:p text:style-name="P14">La versione aggiornata del Manuale Utente</text:p>
        </text:list-item>
        <text:list-item>
          <text:p text:style-name="P14">Piano di qualifica</text:p>
        </text:list-item>
        <text:list-item>
          <text:p text:style-name="P14">Piano di progetto</text:p>
        </text:list-item>
        <text:list-item>
          <text:p text:style-name="P14">Risultati dei test</text:p>
        </text:list-item>
        <text:list-item>
          <text:p text:style-name="P14">Un archivio pronto per essere distribuito agli studenti contenente il nostro progetto</text:p>
        </text:list-item>
      </text:list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Daniele Bonaldo</dc:creator>
    <dc:date>2008-03-31T11:06:10</dc:date>
    <meta:print-date>2005-11-30T16:25:56</meta:print-date>
    <meta:editing-cycles>318</meta:editing-cycles>
    <meta:editing-duration>P1DT4H35M1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3" meta:word-count="110" meta:character-count="829"/>
  </office:meta>
</office:document-meta>
</file>